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1.552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1.268cm"/>
    </style:style>
    <style:style style:name="gr3" style:family="graphic" style:parent-style-name="standard">
      <style:graphic-properties draw:textarea-horizontal-align="justify" draw:textarea-vertical-align="middle" draw:auto-grow-height="false" fo:min-height="1.306cm" fo:min-width="1.128cm"/>
    </style:style>
    <style:style style:name="gr4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94cm" fo:min-width="0.986cm"/>
    </style:style>
    <style:style style:name="gr7" style:family="graphic" style:parent-style-name="standard">
      <style:graphic-properties draw:textarea-horizontal-align="justify" draw:textarea-vertical-align="middle" draw:auto-grow-height="false" fo:min-height="1.094cm" fo:min-width="0.844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9" style:family="graphic" style:parent-style-name="standard">
      <style:graphic-properties draw:textarea-horizontal-align="justify" draw:textarea-vertical-align="middle" draw:auto-grow-height="false" fo:min-height="1.094cm" fo:min-width="0.9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9cm" svg:height="2.7cm" svg:x="8.1cm" svg:y="1.7cm">
          <text:p text:style-name="P1"><text:span text:style-name="T1">Attack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2.5cm" svg:x="8.2cm" svg:y="5.4cm">
          <text:p text:style-name="P1"><text:span text:style-name="T1">Bygga solda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cm" svg:height="2.2cm" svg:x="8.2cm" svg:y="8.7cm">
          <text:p text:style-name="P1"><text:span text:style-name="T1">Bygga </text:span></text:p>
          <text:p text:style-name="P1"><text:span text:style-name="T1">soldatfabr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8.3cm" svg:y="12.1cm">
          <text:p text:style-name="P2"><text:span text:style-name="T1">Samla</text:span></text:p>
          <text:p text:style-name="P2"><text:span text:style-name="T1"><text:s/></text:span><text:span text:style-name="T1">Resurser till </text:span></text:p>
          <text:p text:style-name="P2"><text:span text:style-name="T1">fabr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5cm" svg:y1="5.4cm" svg:x2="9.5cm" svg:y2="4.4cm">
          <text:p/>
        </draw:line>
        <draw:line draw:style-name="gr5" draw:text-style-name="P3" draw:layer="layout" svg:x1="9.4cm" svg:y1="8.8cm" svg:x2="9.4cm" svg:y2="7.8cm">
          <text:p/>
        </draw:line>
        <draw:line draw:style-name="gr5" draw:text-style-name="P3" draw:layer="layout" svg:x1="9.4cm" svg:y1="12.1cm" svg:x2="9.4cm" svg:y2="10.9cm">
          <text:p/>
        </draw:line>
        <draw:custom-shape draw:style-name="gr6" draw:text-style-name="P2" draw:layer="layout" svg:width="2.1cm" svg:height="1.9cm" svg:x="3.7cm" svg:y="17.7cm">
          <text:p text:style-name="P1"><text:span text:style-name="T1">Har arbet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9cm" svg:height="1.9cm" svg:x="8.8cm" svg:y="15.6cm">
          <text:p text:style-name="P1"><text:span text:style-name="T1">Har </text:span></text:p>
          <text:p text:style-name="P1"><text:span text:style-name="T1">resu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cm" svg:y1="15.6cm" svg:x2="9.4cm" svg:y2="14.1cm">
          <text:p/>
        </draw:line>
        <draw:line draw:style-name="gr5" draw:text-style-name="P3" draw:layer="layout" svg:x1="5.2cm" svg:y1="17.8cm" svg:x2="8.6cm" svg:y2="13.8cm">
          <text:p/>
        </draw:line>
        <draw:custom-shape draw:style-name="gr8" draw:text-style-name="P2" draw:layer="layout" svg:width="1.6cm" svg:height="1.6cm" svg:x="9.2cm" svg:y="22cm">
          <text:p text:style-name="P1"><text:span text:style-name="T1">Bygg </text:span></text:p>
          <text:p text:style-name="P1"><text:span text:style-name="T1">Relevanta</text:span></text:p>
          <text:p text:style-name="P1"><text:span text:style-name="T1">fabri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9cm" svg:y1="17.5cm" svg:x2="9.9cm" svg:y2="22cm">
          <text:p/>
        </draw:line>
        <draw:line draw:style-name="gr5" draw:text-style-name="P3" draw:layer="layout" svg:x1="5.3cm" svg:y1="19.4cm" svg:x2="9.3cm" svg:y2="22.4cm">
          <text:p/>
        </draw:line>
        <draw:line draw:style-name="gr5" draw:text-style-name="P3" draw:layer="layout" svg:x1="9.4cm" svg:y1="22.2cm" svg:x2="9.4cm" svg:y2="17.4cm">
          <text:p/>
        </draw:line>
        <draw:custom-shape draw:style-name="gr9" draw:text-style-name="P2" draw:layer="layout" svg:width="2cm" svg:height="1.9cm" svg:x="3.5cm" svg:y="22.1cm">
          <text:p text:style-name="P2"><text:span text:style-name="T1">Bygga </text:span></text:p>
          <text:p text:style-name="P2"><text:span text:style-name="T1">Arbetar-</text:span></text:p>
          <text:p text:style-name="P2"><text:span text:style-name="T1">produ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5cm" svg:y1="22.1cm" svg:x2="4.7cm" svg:y2="19.6cm">
          <text:p/>
        </draw:line>
        <draw:line draw:style-name="gr5" draw:text-style-name="P3" draw:layer="layout" svg:x1="4.3cm" svg:y1="19.5cm" svg:x2="4.1cm" svg:y2="2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3T09:01:20.021000000</meta:creation-date>
    <dc:date>2016-01-13T09:17:52.740000000</dc:date>
    <meta:editing-duration>PT1M11S</meta:editing-duration>
    <meta:editing-cycles>1</meta:editing-cycles>
    <meta:document-statistic meta:object-count="18"/>
    <meta:generator>LibreOffice/5.0.1.2$Windows_x86 LibreOffice_project/81898c9f5c0d43f3473ba111d7b351050be20261</meta:generator>
  </office:meta>
</office:document-meta>
</file>